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f62f6" officeooo:paragraph-rsid="002f62f6" style:font-weight-asian="bold" style:font-weight-complex="bold"/>
    </style:style>
    <style:style style:name="P3" style:family="paragraph" style:parent-style-name="Standard">
      <style:text-properties fo:font-size="16pt" officeooo:rsid="0031fe5d" officeooo:paragraph-rsid="0031fe5d"/>
    </style:style>
    <style:style style:name="P4" style:family="paragraph" style:parent-style-name="Standard">
      <style:text-properties fo:font-size="16pt" officeooo:rsid="0033b164" officeooo:paragraph-rsid="0033b164"/>
    </style:style>
    <style:style style:name="P5" style:family="paragraph" style:parent-style-name="Standard">
      <style:text-properties fo:font-size="16pt" officeooo:rsid="0034f65c" officeooo:paragraph-rsid="0034f65c"/>
    </style:style>
    <style:style style:name="P6" style:family="paragraph" style:parent-style-name="Standard">
      <style:text-properties fo:font-size="16pt" officeooo:rsid="0035e03e" officeooo:paragraph-rsid="0035e03e"/>
    </style:style>
    <style:style style:name="P7" style:family="paragraph" style:parent-style-name="Standard">
      <style:text-properties fo:font-size="16pt" fo:font-style="italic" officeooo:rsid="0035e03e" officeooo:paragraph-rsid="0035e03e" style:font-style-asian="italic" style:font-style-complex="italic"/>
    </style:style>
    <style:style style:name="P8" style:family="paragraph" style:parent-style-name="Standard">
      <style:text-properties fo:font-size="16pt" officeooo:rsid="00362a76" officeooo:paragraph-rsid="00362a76"/>
    </style:style>
    <style:style style:name="P9" style:family="paragraph" style:parent-style-name="Standard">
      <style:text-properties fo:font-size="16pt" officeooo:rsid="00370389" officeooo:paragraph-rsid="00370389"/>
    </style:style>
    <style:style style:name="P10" style:family="paragraph" style:parent-style-name="Standard">
      <style:text-properties fo:font-size="16pt" officeooo:rsid="0034f65c" officeooo:paragraph-rsid="0034f65c"/>
    </style:style>
    <style:style style:name="P11" style:family="paragraph" style:parent-style-name="Standard">
      <style:text-properties fo:font-size="16pt" officeooo:rsid="003a658a" officeooo:paragraph-rsid="003a658a"/>
    </style:style>
    <style:style style:name="P12" style:family="paragraph" style:parent-style-name="Standard">
      <style:text-properties fo:font-size="16pt" officeooo:rsid="003de2b9" officeooo:paragraph-rsid="003de2b9"/>
    </style:style>
    <style:style style:name="T1" style:family="text">
      <style:text-properties officeooo:rsid="003406c3"/>
    </style:style>
    <style:style style:name="T2" style:family="text">
      <style:text-properties officeooo:rsid="0038c80c"/>
    </style:style>
    <style:style style:name="T3" style:family="text">
      <style:text-properties officeooo:rsid="003b9a12"/>
    </style:style>
    <style:style style:name="T4" style:family="text">
      <style:text-properties officeooo:rsid="003cf129"/>
    </style:style>
    <style:style style:name="T5" style:family="text">
      <style:text-properties officeooo:rsid="003f875e"/>
    </style:style>
    <style:style style:name="T6" style:family="text">
      <style:text-properties officeooo:rsid="003fa7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bstoff Temperatur am Starship</text:p>
      <text:p text:style-name="P1"/>
      <text:p text:style-name="P3">Der Tank des Starships ist mit Methan und Sauerstoff gefüllt.</text:p>
      <text:p text:style-name="P3">Dieser Inhalt muss bis zur Landung am Mars im Tank behalten werden. Denn für die Landung am Mars braucht es einen „landing burn“, und dieser ist nur möglich mit einer Tankfüllung.</text:p>
      <text:p text:style-name="P3"/>
      <text:p text:style-name="P4">Der Tank muss mindestens teilweise gefüllt sein, und das über die gesamte Dauer der Schifffahrt hinweg. <text:span text:style-name="T1">Das sind zwischen Erde („Inos“) und Mars („Heres“) bis zu sechs Monate.</text:span></text:p>
      <text:p text:style-name="P4"/>
      <text:p text:style-name="P5">Die Frage ist also nun: wie haltet man große Mengen Methan und Sauerstoff in einem Tank über sechs Monate lang stabil?</text:p>
      <text:p text:style-name="P5"/>
      <text:p text:style-name="P5"/>
      <text:p text:style-name="P7">Temperaturkontrolle am Starship</text:p>
      <text:p text:style-name="P6"/>
      <text:p text:style-name="P8">Die Frage ist also nun, wie haltet man große Mengen Methan und Sauerstoff in einem Tank über sechs Monate lang stabil?</text:p>
      <text:p text:style-name="P8"/>
      <text:p text:style-name="P9">Dabei <text:span text:style-name="T2">sind die Kosten zu minimieren, das Risiko soll gleich Null sein.</text:span></text:p>
      <text:p text:style-name="P11">Das Risiko kann minimiert werden, indem auf den Einsatz von Komplexität verzichtet wird. <text:span text:style-name="T3">Jede Komplexität bringt Risiko mit sich. Ein rein passives System, das keine beweglichen Teile besitzt und keine Steuerungselektronik besitzt, ist am risikoärmsten, und der einzige Weg, ein Risiko gleich Null zu realisieren. </text:span><text:span text:style-name="T4">Daher schlage ich vor, ein rein passives Temperatur-Steuersystem am Starship zu installieren.</text:span></text:p>
      <text:p text:style-name="P11"/>
      <text:p text:style-name="P12">Der Weg, auf dem die Temperatur am Starship vorwiegend reguliert wird, ist über die Sonneneinstrahlung und die Wärme-Abstrahlung. <text:span text:style-name="T5">Wir müssen also diese beiden Faktoren beachten, um die Temperatur zu steuern. </text:span><text:span text:style-name="T6">Es ist hilfreich, zuerst Formeln für die Wärme-Aufnahme und für die Wärme-Abgabe aufzustellen.</text:span></text:p>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08T23:53:23.344599043</dc:date>
    <meta:editing-duration>PT16M24S</meta:editing-duration>
    <meta:editing-cycles>38</meta:editing-cycles>
    <meta:document-statistic meta:table-count="0" meta:image-count="0" meta:object-count="0" meta:page-count="2" meta:paragraph-count="10" meta:word-count="230" meta:character-count="1494" meta:non-whitespace-character-count="1274"/>
  </office:meta>
</office:document-meta>
</file>